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posal</text:p>
      <text:list xml:id="list1092709877938767063" text:style-name="Outline">
        <text:list-item>
          <text:list>
            <text:list-item>
              <text:h text:style-name="Heading_20_2" text:outline-level="2"><text:bookmark text:name="capstone-proposal-chicago-public-schools---progress-report-cards-2011-2012"/>Capstone Proposal: Chicago Public Schools - Progress Report Cards (2014-2016)</text:h>
            </text:list-item>
          </text:list>
        </text:list-item>
      </text:list>
      <text:p text:style-name="First_20_Paragraph">I propose, in my Capstone Project, to use the Chicago Public Schools 2014, 2015 and 2016 data sets to assess whether academic achievement can be predicted using social and/or environmental factors. The public Schools data sets contain data on over 400 public schools in Chicago (elementary, middle and high schools) . The data sets can be found here:</text:p>
      <text:p text:style-name="First_20_Paragraph"/>
      <text:p text:style-name="First_20_Paragraph">2014 progress report: <text:a xlink:type="simple" xlink:href="https://data.cityofchicago.org/Education/Chicago-Public-Schools-Elementary-School-Progress-/tj8h-mnuv" text:style-name="Internet_20_link" text:visited-style-name="Visited_20_Internet_20_Link">https://data.cityofchicago.org/Education/Chicago-Public-Schools-Elementary-School-Progress-/tj8h-mnuv</text:a></text:p>
      <text:p text:style-name="First_20_Paragraph"/>
      <text:p text:style-name="First_20_Paragraph">2015 progress report: https://data.cityofchicago.org/Education/Chicago-Public-Schools-School-Progress-Reports-SY1/fvrx-esxp</text:p>
      <text:p text:style-name="First_20_Paragraph"/>
      <text:p text:style-name="First_20_Paragraph">2016 progress report: https://data.cityofchicago.org/Education/Chicago-Public-Schools-School-Progress-Reports-SY1/cp7s-7gxg</text:p>
      <text:p text:style-name="First_20_Paragraph"/>
      <text:list xml:id="list30585776" text:continue-numbering="true" text:style-name="Outline">
        <text:list-item>
          <text:list>
            <text:list-item>
              <text:h text:style-name="Heading_20_2" text:outline-level="2"><text:bookmark text:name="the-problem"/>The Problem</text:h>
            </text:list-item>
          </text:list>
        </text:list-item>
      </text:list>
      <text:p text:style-name="First_20_Paragraph">The information contained in the Chicago Public Schools data sets was collected as part of a initiative associated with UChicago Impact, a non-profit “dedicated to creating an evidence-based profession for K-12 education”(<text:a xlink:type="simple" xlink:href="https://uchicagoimpact.org/about" text:style-name="Internet_20_link" text:visited-style-name="Visited_20_Internet_20_Link">https://uchicagoimpact.org/about</text:a>). In gathering data on Chicago Public Schools, Uchicago Impact employs the 5Essentials paradigm. The 5Essentials are: Effective Leaders, Collaborative Teachers, Involved Families, Supportive Environment, and Ambitious Instruction (<text:a xlink:type="simple" xlink:href="https://uchicagoimpact.org/our-offerings/5essentials" text:style-name="Internet_20_link" text:visited-style-name="Visited_20_Internet_20_Link">https://uchicagoimpact.org/our-offerings/5essentials</text:a>).</text:p>
      <text:p text:style-name="Text_20_body">Thus, when gathering data on Chicago Public Schools, UChicago Impact not only collects school percentiles and student attendance scores, but also grades each school on Safety, Health, Environment, Teacher Engagement, Parent Engagement and Instruction. UChicago Impact states that “Researchers have found that schools strong on at least three of the five essentials were 10 times more likely to show substantial gains in student learning over time than schools weak on three or more of the five essentials. Research also shows that a persistently low score in even just <text:soft-page-break/>one of the five essentials reduced the likelihood of improvement to less than 10 percent”(<text:a xlink:type="simple" xlink:href="https://uchicagoimpact.org/our-offerings/5essentials" text:style-name="Internet_20_link" text:visited-style-name="Visited_20_Internet_20_Link">https://uchicagoimpact.org/our-offerings/5essentials</text:a>).</text:p>
      <text:p text:style-name="Text_20_body">As the data sets have been built with a prediction in mind, my project takes on the task of assessing the strength of the predicted relationship between learning and social/environmental factors.</text:p>
      <text:list xml:id="list30587725" text:continue-numbering="true" text:style-name="Outline">
        <text:list-item>
          <text:list>
            <text:list-item>
              <text:h text:style-name="Heading_20_2" text:outline-level="2"><text:bookmark text:name="the-client"/>The Client</text:h>
            </text:list-item>
          </text:list>
        </text:list-item>
      </text:list>
      <text:p text:style-name="First_20_Paragraph">The client for this prject would be Chicago Public Schools (CPS), which with over 350,000 students, is one of the largest school districts in the United States. The issues explored in this project would be pertinent to CPS because the decision to utilize UChicago Impact to collect this data suggests an investment by CPS in optimizing educational experiences for their students. The findings from this project, therefore, aim to help CPS/Uchicago Impact assess the relationship between the 5Essentials and learning, and through the use of added-in demographic data, assess whether other variables might assist in predicting/creating increased learning outcomes.</text:p>
      <text:list xml:id="list30595779" text:continue-numbering="true" text:style-name="Outline">
        <text:list-item>
          <text:list>
            <text:list-item>
              <text:h text:style-name="Heading_20_2" text:outline-level="2"><text:bookmark text:name="the-data"/>The Data</text:h>
            </text:list-item>
          </text:list>
        </text:list-item>
      </text:list>
      <text:p text:style-name="First_20_Paragraph">The main data used for this project is derived from data sets made available by the City of Chicago. Other potential data sources include American Factfinder, Census.gov, and Geospatial Census Information.</text:p>
      <text:list xml:id="list30609017" text:continue-numbering="true" text:style-name="Outline">
        <text:list-item>
          <text:list>
            <text:list-item>
              <text:h text:style-name="Heading_20_2" text:outline-level="2"><text:bookmark text:name="approach"/>Approach</text:h>
            </text:list-item>
          </text:list>
        </text:list-item>
      </text:list>
      <text:p text:style-name="First_20_Paragraph">The approach to solving the problem outlined above will involve predictive modeling, employing the 5Essentials (both together and individually) to predict academic performance (there will likely be two outcome variables, mathematics percentiles and reading percentiles). As the data is heavily skewed towards elementary schools, marks and scores from this level will form the crux of this project’s data. The strength or weaknesses of the predictive model may indicate whether the 5Essentials are sufficient for improving student learning at the elementary school level, or if other factors might need to be taken into account.</text:p>
      <text:list xml:id="list30596676" text:continue-numbering="true" text:style-name="Outline">
        <text:list-item>
          <text:list>
            <text:list-item>
              <text:h text:style-name="Heading_20_2" text:outline-level="2"><text:bookmark text:name="deliverables"/>Deliverables</text:h>
            </text:list-item>
          </text:list>
        </text:list-item>
      </text:list>
      <text:p text:style-name="First_20_Paragraph">The deliverables will consist of code as well as a paper and slide 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1252in" fo:margin-bottom="0.1252in"/>
    </style:style>
    <style:style style:name="List" style:family="paragraph" style:parent-style-name="Text_20_body" style:class="list">
      <style:text-properties style:font-name-complex="Arial2"/>
    </style:style>
    <style:style style:name="Caption" style:family="paragraph" style:parent-style-name="Standard" style:default-outline-level="" style:list-style-name="" style:class="extra">
      <style:paragraph-properties fo:margin-top="0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onstantTok" style:family="text" style:parent-style-name="Verbatim_20_Char">
      <style:text-properties fo:color="#000000"/>
    </style:style>
    <style:style style:name="CharTok" style:family="text" style:parent-style-name="Verbatim_20_Char">
      <style:text-properties fo:color="#4e9a06"/>
    </style:style>
    <style:style style:name="SpecialCharTok" style:family="text" style:parent-style-name="Verbatim_20_Char">
      <style:text-properties fo:color="#000000"/>
    </style:style>
    <style:style style:name="StringTok" style:family="text" style:parent-style-name="Verbatim_20_Char">
      <style:text-properties fo:color="#4e9a06"/>
    </style:style>
    <style:style style:name="VerbatimStringTok" style:family="text" style:parent-style-name="Verbatim_20_Char">
      <style:text-properties fo:color="#4e9a06"/>
    </style:style>
    <style:style style:name="SpecialStringTok" style:family="text" style:parent-style-name="Verbatim_20_Char">
      <style:text-properties fo:color="#4e9a06"/>
    </style:style>
    <style:style style:name="ImportTok" style:family="text" style:parent-style-name="Verbatim_20_Char"/>
    <style:style style:name="CommentTok" style:family="text" style:parent-style-name="Verbatim_20_Char">
      <style:text-properties fo:color="#8f5902" fo:font-style="italic" style:font-style-asian="italic"/>
    </style:style>
    <style:style style:name="DocumentationTok" style:family="text" style:parent-style-name="Verbatim_20_Char">
      <style:text-properties fo:color="#8f5902" fo:font-style="italic" fo:font-weight="bold" style:font-style-asian="italic" style:font-weight-asian="bold"/>
    </style:style>
    <style:style style:name="AnnotationTok" style:family="text" style:parent-style-name="Verbatim_20_Char">
      <style:text-properties fo:color="#8f5902" fo:font-style="italic" fo:font-weight="bold" style:font-style-asian="italic" style:font-weight-asian="bold"/>
    </style:style>
    <style:style style:name="CommentVarTok" style:family="text" style:parent-style-name="Verbatim_20_Char">
      <style:text-properties fo:color="#8f5902" fo:font-style="italic" fo:font-weight="bold" style:font-style-asian="italic" style:font-weight-asian="bold"/>
    </style:style>
    <style:style style:name="OtherTok" style:family="text" style:parent-style-name="Verbatim_20_Char">
      <style:text-properties fo:color="#8f5902"/>
    </style:style>
    <style:style style:name="FunctionTok" style:family="text" style:parent-style-name="Verbatim_20_Char">
      <style:text-properties fo:color="#000000"/>
    </style:style>
    <style:style style:name="VariableTok" style:family="text" style:parent-style-name="Verbatim_20_Char">
      <style:text-properties fo:color="#000000"/>
    </style:style>
    <style:style style:name="ControlFlowTok" style:family="text" style:parent-style-name="Verbatim_20_Char">
      <style:text-properties fo:color="#204a87" fo:font-weight="bold" style:font-weight-asian="bold"/>
    </style:style>
    <style:style style:name="OperatorTok" style:family="text" style:parent-style-name="Verbatim_20_Char">
      <style:text-properties fo:color="#ce5c00" fo:font-weight="bold" style:font-weight-asian="bold"/>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8f5902" fo:font-style="italic" style:font-style-asian="italic"/>
    </style:style>
    <style:style style:name="AttributeTok" style:family="text" style:parent-style-name="Verbatim_20_Char">
      <style:text-properties fo:color="#c4a000"/>
    </style:style>
    <style:style style:name="RegionMarkerTok" style:family="text" style:parent-style-name="Verbatim_20_Char"/>
    <style:style style:name="InformationTok" style:family="text" style:parent-style-name="Verbatim_20_Char">
      <style:text-properties fo:color="#8f5902" fo:font-style="italic" fo:font-weight="bold" style:font-style-asian="italic" style:font-weight-asian="bold"/>
    </style:style>
    <style:style style:name="WarningTok" style:family="text" style:parent-style-name="Verbatim_20_Char">
      <style:text-properties fo:color="#8f5902" fo:font-style="italic" fo:font-weight="bold" style:font-style-asian="italic" style:font-weight-asian="bold"/>
    </style:style>
    <style:style style:name="AlertTok" style:family="text" style:parent-style-name="Verbatim_20_Char">
      <style:text-properties fo:color="#ef2929"/>
    </style:style>
    <style:style style:name="ErrorTok" style:family="text" style:parent-style-name="Verbatim_20_Char">
      <style:text-properties fo:color="#a4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apstone Proposal</dc:title>
    <meta:creation-date>2018-11-29T09:02:13</meta:creation-date>
    <dc:date>2018-12-21T10:40:33.97</dc:date>
    <meta:generator>OpenOffice/4.1.5$Win32 OpenOffice.org_project/415m1$Build-9789</meta:generator>
    <meta:editing-duration>PT10M2S</meta:editing-duration>
    <meta:document-statistic meta:table-count="0" meta:image-count="0" meta:object-count="0" meta:page-count="2" meta:paragraph-count="18" meta:word-count="521" meta:character-count="3876"/>
    <dc:creator>Kareena Coelho</dc:creator>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